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AC000000A6C9D543C6.png"/>
  <manifest:file-entry manifest:media-type="image/png" manifest:full-path="Pictures/10000000000000AD000000A62C073200.png"/>
  <manifest:file-entry manifest:media-type="image/png" manifest:full-path="Pictures/10000000000000AD000000A67BCA97FC.png"/>
  <manifest:file-entry manifest:media-type="image/png" manifest:full-path="Pictures/100000000000012C00000129D46BFDC8.png"/>
  <manifest:file-entry manifest:media-type="image/png" manifest:full-path="Pictures/10000000000000AD000000A6FDC4D0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99ccff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338cm"/>
    </style:style>
    <style:style style:name="gr4" style:family="graphic" style:parent-style-name="standard">
      <style:graphic-properties draw:fill-color="#99ccff" draw:textarea-horizontal-align="center" draw:textarea-vertical-align="middle"/>
    </style:style>
    <style:style style:name="gr5" style:family="graphic" style:parent-style-name="standard">
      <style:graphic-properties draw:fill="none" draw:fill-color="#ccffff" draw:textarea-horizontal-align="center" draw:textarea-vertical-align="middle"/>
    </style:style>
    <style:style style:name="gr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08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P5" style:family="paragraph">
      <style:text-properties fo:color="#0000ff"/>
    </style:style>
    <style:style style:name="P6" style:family="paragraph">
      <style:paragraph-properties fo:margin-left="0cm" fo:margin-right="0cm" fo:text-indent="0cm"/>
      <style:text-properties fo:color="#0000ff"/>
    </style:style>
    <style:style style:name="P7" style:family="paragraph">
      <style:paragraph-properties fo:text-align="center"/>
      <style:text-properties fo:font-size="16pt"/>
    </style:style>
    <style:style style:name="P8" style:family="paragraph">
      <style:text-properties fo:color="#ff0000" fo:font-size="14pt" style:font-size-asian="18pt" style:font-size-complex="18pt"/>
    </style:style>
    <style:style style:name="P9" style:family="paragraph">
      <style:paragraph-properties fo:margin-left="0cm" fo:margin-right="0cm" fo:text-indent="0cm"/>
      <style:text-properties fo:font-size="14pt"/>
    </style:style>
    <style:style style:name="P10" style:family="paragraph">
      <style:text-properties fo:color="#0000ff" fo:font-size="14pt"/>
    </style:style>
    <style:style style:name="T1" style:family="text">
      <style:text-properties fo:font-size="16pt"/>
    </style:style>
    <style:style style:name="T2" style:family="text">
      <style:text-properties fo:color="#0000ff"/>
    </style:style>
    <style:style style:name="T3" style:family="text">
      <style:text-properties fo:color="#ff0000" fo:font-size="14pt" style:font-size-asian="18pt" style:font-size-complex="18pt"/>
    </style:style>
    <style:style style:name="T4" style:family="text">
      <style:text-properties fo:color="#0000ff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4.922cm" svg:x1="16.192cm" svg:y1="11.608cm" svg:x2="4.445cm" svg:y2="4.781cm" draw:start-shape="id1" draw:start-glue-point="3" draw:end-shape="id2" draw:end-glue-point="1">
          <text:p text:style-name="P2"/>
        </draw:connector>
        <draw:rect draw:style-name="gr2" draw:text-style-name="P1" draw:layer="layout" svg:width="4.128cm" svg:height="6.033cm" svg:x="0.952cm" svg:y="3.035cm">
          <text:p text:style-name="P2"/>
        </draw:rect>
        <draw:frame draw:style-name="gr3" draw:text-style-name="P2" draw:layer="layout" svg:width="3.81cm" svg:height="1.588cm" svg:x="0.952cm" svg:y="3.035cm">
          <draw:text-box>
            <text:p text:style-name="P2">Node 0</text:p>
          </draw:text-box>
        </draw:frame>
        <draw:rect draw:style-name="gr4" draw:text-style-name="P4" draw:id="id2" draw:layer="layout" svg:width="3.175cm" svg:height="0.953cm" svg:x="1.27cm" svg:y="4.305cm">
          <text:p text:style-name="P3"><text:span text:style-name="T1">Cr Server</text:span></text:p>
        </draw:rect>
        <draw:rect draw:style-name="gr5" draw:text-style-name="P4" draw:layer="layout" svg:width="3.175cm" svg:height="0.952cm" svg:x="1.27cm" svg:y="6.528cm">
          <text:p text:style-name="P3"><text:span text:style-name="T1">libGL</text:span></text:p>
        </draw:rect>
        <draw:rect draw:style-name="gr5" draw:text-style-name="P4" draw:layer="layout" svg:width="3.175cm" svg:height="0.953cm" svg:x="1.27cm" svg:y="7.48cm">
          <text:p text:style-name="P3"><text:span text:style-name="T1">3D H/W</text:span></text:p>
        </draw:rect>
        <draw:line draw:style-name="gr6" draw:text-style-name="P1" draw:layer="layout" svg:x1="2.857cm" svg:y1="5.258cm" svg:x2="2.857cm" svg:y2="6.528cm">
          <text:p text:style-name="P2"/>
        </draw:line>
        <draw:frame draw:style-name="gr7" draw:text-style-name="P5" draw:layer="layout" svg:width="1.662cm" svg:height="0.963cm" svg:x="1.195cm" svg:y="5.258cm">
          <draw:text-box>
            <text:p text:style-name="P2"><text:span text:style-name="T2">final</text:span></text:p>
          </draw:text-box>
        </draw:frame>
        <draw:frame draw:style-name="gr8" draw:text-style-name="P6" draw:layer="layout" svg:width="2.225cm" svg:height="0.963cm" svg:x="2.857cm" svg:y="5.247cm">
          <draw:text-box>
            <text:p text:style-name="P2"><text:span text:style-name="T2">image</text:span></text:p>
          </draw:text-box>
        </draw:frame>
        <draw:line draw:style-name="gr6" draw:text-style-name="P1" draw:layer="layout" svg:x1="2.857cm" svg:y1="8.433cm" svg:x2="2.857cm" svg:y2="10.02cm">
          <text:p text:style-name="P2"/>
        </draw:line>
        <draw:frame draw:style-name="gr7" draw:layer="layout" svg:width="4.397cm" svg:height="0.963cm" svg:x="0.683cm" svg:y="12.56cm">
          <draw:text-box>
            <text:p text:style-name="P2">Single display</text:p>
          </draw:text-box>
        </draw:frame>
        <draw:rect draw:style-name="gr5" draw:text-style-name="P4" draw:layer="layout" svg:width="3.172cm" svg:height="0.953cm" svg:x="18.101cm" svg:y="1.13cm">
          <text:p text:style-name="P3"><text:span text:style-name="T1">Application</text:span></text:p>
        </draw:rect>
        <draw:rect draw:style-name="gr9" draw:text-style-name="P7" draw:layer="layout" svg:width="3.172cm" svg:height="1.27cm" svg:x="18.101cm" svg:y="3.035cm">
          <text:p text:style-name="P3"><text:span text:style-name="T1">Cr App</text:span><text:span text:style-name="T1"><text:line-break/></text:span><text:span text:style-name="T1">Faker</text:span></text:p>
        </draw:rect>
        <draw:line draw:style-name="gr10" draw:text-style-name="P1" draw:layer="layout" svg:x1="19.686cm" svg:y1="2.083cm" svg:x2="19.686cm" svg:y2="3.047cm">
          <text:p text:style-name="P2"/>
        </draw:line>
        <draw:rect draw:style-name="gr2" draw:text-style-name="P1" draw:layer="layout" svg:width="4.125cm" svg:height="8.572cm" svg:x="17.783cm" svg:y="0.813cm">
          <text:p text:style-name="P2"/>
        </draw:rect>
        <draw:frame draw:style-name="gr7" draw:layer="layout" svg:width="2.542cm" svg:height="0.963cm" svg:x="17.781cm" svg:y="8.422cm">
          <draw:text-box>
            <text:p text:style-name="P2">Node 3</text:p>
          </draw:text-box>
        </draw:frame>
        <draw:frame draw:style-name="gr7" draw:text-style-name="P8" draw:layer="layout" svg:width="2.373cm" svg:height="0.806cm" svg:x="19.686cm" svg:y="2.083cm">
          <draw:text-box>
            <text:p text:style-name="P2"><text:span text:style-name="T3">OpenGL</text:span></text:p>
          </draw:text-box>
        </draw:frame>
        <draw:rect draw:style-name="gr5" draw:text-style-name="P4" draw:layer="layout" svg:width="3.175cm" svg:height="0.963cm" svg:x="18.098cm" svg:y="6.2cm">
          <text:p text:style-name="P3"><text:span text:style-name="T1">libGL</text:span></text:p>
        </draw:rect>
        <draw:rect draw:style-name="gr5" draw:text-style-name="P4" draw:layer="layout" svg:width="3.175cm" svg:height="0.963cm" svg:x="18.098cm" svg:y="7.152cm">
          <text:p text:style-name="P3"><text:span text:style-name="T1">3D H/W</text:span></text:p>
        </draw:rect>
        <draw:line draw:style-name="gr10" draw:text-style-name="P1" draw:layer="layout" svg:x1="20.641cm" svg:y1="5.237cm" svg:x2="20.638cm" svg:y2="6.21cm">
          <text:p text:style-name="P2"/>
        </draw:line>
        <draw:line draw:style-name="gr6" draw:text-style-name="P1" draw:layer="layout" svg:x1="18.733cm" svg:y1="6.21cm" svg:x2="18.736cm" svg:y2="5.257cm">
          <text:p text:style-name="P2"/>
        </draw:line>
        <draw:rect draw:style-name="gr9" draw:text-style-name="P7" draw:id="id3" draw:layer="layout" svg:width="3.175cm" svg:height="0.952cm" svg:x="18.098cm" svg:y="4.305cm">
          <text:p text:style-name="P3"><text:span text:style-name="T1">Chromium</text:span></text:p>
        </draw:rect>
        <draw:frame draw:style-name="gr11" draw:text-style-name="P1" draw:id="id1" draw:layer="layout" svg:width="2.54cm" svg:height="2.54cm" svg:x="16.192cm" svg:y="10.338cm">
          <draw:image xlink:href="Pictures/10000000000000AC000000A6C9D543C6.png" xlink:type="simple" xlink:show="embed" xlink:actuate="onLoad">
            <text:p text:style-name="P2"/>
          </draw:image>
        </draw:frame>
        <draw:frame draw:style-name="gr11" draw:text-style-name="P1" draw:id="id5" draw:layer="layout" svg:width="2.54cm" svg:height="2.54cm" svg:x="21.272cm" svg:y="10.338cm">
          <draw:image xlink:href="Pictures/10000000000000AD000000A6FDC4D0DB.png" xlink:type="simple" xlink:show="embed" xlink:actuate="onLoad">
            <text:p text:style-name="P2"/>
          </draw:image>
        </draw:frame>
        <draw:connector draw:style-name="gr6" draw:text-style-name="P1" draw:layer="layout" svg:x1="18.098cm" svg:y1="4.781cm" svg:x2="17.462cm" svg:y2="10.338cm" draw:start-shape="id3" draw:start-glue-point="3" draw:end-shape="id1">
          <text:p text:style-name="P2"/>
        </draw:connector>
        <draw:rect draw:style-name="gr5" draw:text-style-name="P4" draw:layer="layout" svg:width="3.172cm" svg:height="0.953cm" svg:x="23.18cm" svg:y="1.13cm">
          <text:p text:style-name="P3"><text:span text:style-name="T1">Application</text:span></text:p>
        </draw:rect>
        <draw:rect draw:style-name="gr9" draw:text-style-name="P7" draw:layer="layout" svg:width="3.172cm" svg:height="1.27cm" svg:x="23.18cm" svg:y="3.035cm">
          <text:p text:style-name="P3"><text:span text:style-name="T1">Cr App</text:span><text:span text:style-name="T1"><text:line-break/></text:span><text:span text:style-name="T1">Faker</text:span></text:p>
        </draw:rect>
        <draw:line draw:style-name="gr10" draw:text-style-name="P1" draw:layer="layout" svg:x1="24.765cm" svg:y1="2.083cm" svg:x2="24.765cm" svg:y2="3.047cm">
          <text:p text:style-name="P2"/>
        </draw:line>
        <draw:rect draw:style-name="gr2" draw:text-style-name="P1" draw:layer="layout" svg:width="4.125cm" svg:height="8.572cm" svg:x="22.862cm" svg:y="0.813cm">
          <text:p text:style-name="P2"/>
        </draw:rect>
        <draw:frame draw:style-name="gr7" draw:layer="layout" svg:width="2.542cm" svg:height="0.963cm" svg:x="22.86cm" svg:y="8.422cm">
          <draw:text-box>
            <text:p text:style-name="P2">Node 4</text:p>
          </draw:text-box>
        </draw:frame>
        <draw:frame draw:style-name="gr7" draw:text-style-name="P8" draw:layer="layout" svg:width="2.373cm" svg:height="0.806cm" svg:x="24.765cm" svg:y="2.083cm">
          <draw:text-box>
            <text:p text:style-name="P2"><text:span text:style-name="T3">OpenGL</text:span></text:p>
          </draw:text-box>
        </draw:frame>
        <draw:rect draw:style-name="gr5" draw:text-style-name="P4" draw:layer="layout" svg:width="3.175cm" svg:height="0.963cm" svg:x="23.177cm" svg:y="6.2cm">
          <text:p text:style-name="P3"><text:span text:style-name="T1">libGL</text:span></text:p>
        </draw:rect>
        <draw:rect draw:style-name="gr5" draw:text-style-name="P4" draw:layer="layout" svg:width="3.175cm" svg:height="0.963cm" svg:x="23.177cm" svg:y="7.152cm">
          <text:p text:style-name="P3"><text:span text:style-name="T1">3D H/W</text:span></text:p>
        </draw:rect>
        <draw:line draw:style-name="gr10" draw:text-style-name="P1" draw:layer="layout" svg:x1="25.72cm" svg:y1="5.237cm" svg:x2="25.717cm" svg:y2="6.21cm">
          <text:p text:style-name="P2"/>
        </draw:line>
        <draw:line draw:style-name="gr6" draw:text-style-name="P1" draw:layer="layout" svg:x1="23.812cm" svg:y1="6.21cm" svg:x2="23.815cm" svg:y2="5.257cm">
          <text:p text:style-name="P2"/>
        </draw:line>
        <draw:rect draw:style-name="gr9" draw:text-style-name="P7" draw:id="id4" draw:layer="layout" svg:width="3.175cm" svg:height="0.952cm" svg:x="23.177cm" svg:y="4.305cm">
          <text:p text:style-name="P3"><text:span text:style-name="T1">Chromium</text:span></text:p>
        </draw:rect>
        <draw:connector draw:style-name="gr6" draw:text-style-name="P1" draw:layer="layout" svg:x1="23.177cm" svg:y1="4.781cm" svg:x2="22.542cm" svg:y2="10.338cm" draw:start-shape="id4" draw:start-glue-point="3" draw:end-shape="id5">
          <text:p text:style-name="P2"/>
        </draw:connector>
        <draw:rect draw:style-name="gr5" draw:text-style-name="P4" draw:layer="layout" svg:width="3.172cm" svg:height="0.953cm" svg:x="13.02cm" svg:y="1.13cm">
          <text:p text:style-name="P3"><text:span text:style-name="T1">Application</text:span></text:p>
        </draw:rect>
        <draw:rect draw:style-name="gr9" draw:text-style-name="P7" draw:layer="layout" svg:width="3.172cm" svg:height="1.27cm" svg:x="13.02cm" svg:y="3.035cm">
          <text:p text:style-name="P3"><text:span text:style-name="T1">Cr App</text:span><text:span text:style-name="T1"><text:line-break/></text:span><text:span text:style-name="T1">Faker</text:span></text:p>
        </draw:rect>
        <draw:line draw:style-name="gr10" draw:text-style-name="P1" draw:layer="layout" svg:x1="14.605cm" svg:y1="2.083cm" svg:x2="14.605cm" svg:y2="3.047cm">
          <text:p text:style-name="P2"/>
        </draw:line>
        <draw:rect draw:style-name="gr2" draw:text-style-name="P1" draw:layer="layout" svg:width="4.125cm" svg:height="8.572cm" svg:x="12.702cm" svg:y="0.813cm">
          <text:p text:style-name="P2"/>
        </draw:rect>
        <draw:frame draw:style-name="gr7" draw:layer="layout" svg:width="2.542cm" svg:height="0.963cm" svg:x="12.7cm" svg:y="8.422cm">
          <draw:text-box>
            <text:p text:style-name="P2">Node 2</text:p>
          </draw:text-box>
        </draw:frame>
        <draw:frame draw:style-name="gr7" draw:text-style-name="P8" draw:layer="layout" svg:width="2.373cm" svg:height="0.806cm" svg:x="14.605cm" svg:y="2.083cm">
          <draw:text-box>
            <text:p text:style-name="P2"><text:span text:style-name="T3">OpenGL</text:span></text:p>
          </draw:text-box>
        </draw:frame>
        <draw:rect draw:style-name="gr5" draw:text-style-name="P4" draw:layer="layout" svg:width="3.175cm" svg:height="0.963cm" svg:x="13.017cm" svg:y="6.2cm">
          <text:p text:style-name="P3"><text:span text:style-name="T1">libGL</text:span></text:p>
        </draw:rect>
        <draw:rect draw:style-name="gr5" draw:text-style-name="P4" draw:layer="layout" svg:width="3.175cm" svg:height="0.963cm" svg:x="13.017cm" svg:y="7.152cm">
          <text:p text:style-name="P3"><text:span text:style-name="T1">3D H/W</text:span></text:p>
        </draw:rect>
        <draw:line draw:style-name="gr10" draw:text-style-name="P1" draw:layer="layout" svg:x1="15.56cm" svg:y1="5.237cm" svg:x2="15.557cm" svg:y2="6.21cm">
          <text:p text:style-name="P2"/>
        </draw:line>
        <draw:line draw:style-name="gr6" draw:text-style-name="P1" draw:layer="layout" svg:x1="13.652cm" svg:y1="6.21cm" svg:x2="13.655cm" svg:y2="5.257cm">
          <text:p text:style-name="P2"/>
        </draw:line>
        <draw:rect draw:style-name="gr9" draw:text-style-name="P7" draw:id="id6" draw:layer="layout" svg:width="3.175cm" svg:height="0.952cm" svg:x="13.017cm" svg:y="4.305cm">
          <text:p text:style-name="P3"><text:span text:style-name="T1">Chromium</text:span></text:p>
        </draw:rect>
        <draw:rect draw:style-name="gr5" draw:text-style-name="P4" draw:layer="layout" svg:width="3.172cm" svg:height="0.953cm" svg:x="7.99cm" svg:y="1.13cm">
          <text:p text:style-name="P3"><text:span text:style-name="T1">Application</text:span></text:p>
        </draw:rect>
        <draw:rect draw:style-name="gr9" draw:text-style-name="P7" draw:layer="layout" svg:width="3.172cm" svg:height="1.27cm" svg:x="7.99cm" svg:y="3.035cm">
          <text:p text:style-name="P3"><text:span text:style-name="T1">Cr App</text:span><text:span text:style-name="T1"><text:line-break/></text:span><text:span text:style-name="T1">Faker</text:span></text:p>
        </draw:rect>
        <draw:line draw:style-name="gr10" draw:text-style-name="P1" draw:layer="layout" svg:x1="9.575cm" svg:y1="2.083cm" svg:x2="9.575cm" svg:y2="3.047cm">
          <text:p text:style-name="P2"/>
        </draw:line>
        <draw:rect draw:style-name="gr2" draw:text-style-name="P1" draw:layer="layout" svg:width="4.125cm" svg:height="8.572cm" svg:x="7.672cm" svg:y="0.813cm">
          <text:p text:style-name="P2"/>
        </draw:rect>
        <draw:frame draw:style-name="gr7" draw:layer="layout" svg:width="2.542cm" svg:height="0.963cm" svg:x="7.67cm" svg:y="8.422cm">
          <draw:text-box>
            <text:p text:style-name="P2">Node 1</text:p>
          </draw:text-box>
        </draw:frame>
        <draw:frame draw:style-name="gr7" draw:text-style-name="P8" draw:layer="layout" svg:width="2.373cm" svg:height="0.806cm" svg:x="9.575cm" svg:y="2.083cm">
          <draw:text-box>
            <text:p text:style-name="P2"><text:span text:style-name="T3">OpenGL</text:span></text:p>
          </draw:text-box>
        </draw:frame>
        <draw:rect draw:style-name="gr5" draw:text-style-name="P4" draw:layer="layout" svg:width="3.175cm" svg:height="0.963cm" svg:x="7.987cm" svg:y="6.2cm">
          <text:p text:style-name="P3"><text:span text:style-name="T1">libGL</text:span></text:p>
        </draw:rect>
        <draw:rect draw:style-name="gr5" draw:text-style-name="P4" draw:layer="layout" svg:width="3.175cm" svg:height="0.963cm" svg:x="7.987cm" svg:y="7.152cm">
          <text:p text:style-name="P3"><text:span text:style-name="T1">3D H/W</text:span></text:p>
        </draw:rect>
        <draw:line draw:style-name="gr10" draw:text-style-name="P1" draw:layer="layout" svg:x1="10.53cm" svg:y1="5.237cm" svg:x2="10.527cm" svg:y2="6.21cm">
          <text:p text:style-name="P2"/>
        </draw:line>
        <draw:line draw:style-name="gr6" draw:text-style-name="P1" draw:layer="layout" svg:x1="8.622cm" svg:y1="6.21cm" svg:x2="8.625cm" svg:y2="5.257cm">
          <text:p text:style-name="P2"/>
        </draw:line>
        <draw:rect draw:style-name="gr9" draw:text-style-name="P7" draw:id="id8" draw:layer="layout" svg:width="3.175cm" svg:height="0.952cm" svg:x="7.987cm" svg:y="4.305cm">
          <text:p text:style-name="P3"><text:span text:style-name="T1">Chromium</text:span></text:p>
        </draw:rect>
        <draw:connector draw:style-name="gr6" draw:text-style-name="P1" draw:layer="layout" svg:x1="13.017cm" svg:y1="4.781cm" svg:x2="12.382cm" svg:y2="10.338cm" draw:start-shape="id6" draw:start-glue-point="3" draw:end-shape="id7">
          <text:p text:style-name="P2"/>
        </draw:connector>
        <draw:connector draw:style-name="gr6" draw:text-style-name="P1" draw:layer="layout" svg:x1="7.987cm" svg:y1="4.781cm" svg:x2="7.302cm" svg:y2="10.338cm" draw:start-shape="id8" draw:start-glue-point="3" draw:end-shape="id9">
          <text:p text:style-name="P2"/>
        </draw:connector>
        <draw:connector draw:style-name="gr6" draw:text-style-name="P1" draw:layer="layout" svg:x1="21.272cm" svg:y1="11.608cm" svg:x2="18.732cm" svg:y2="11.608cm" draw:start-shape="id5" draw:start-glue-point="3" draw:end-shape="id1">
          <text:p text:style-name="P2"/>
        </draw:connector>
        <draw:connector draw:style-name="gr6" draw:text-style-name="P1" draw:layer="layout" svg:x1="11.112cm" svg:y1="11.608cm" svg:x2="8.572cm" svg:y2="11.608cm" draw:start-shape="id7" draw:start-glue-point="3" draw:end-shape="id9" draw:end-glue-point="1">
          <text:p text:style-name="P2"/>
        </draw:connector>
        <draw:frame draw:style-name="gr11" draw:text-style-name="P1" draw:id="id9" draw:layer="layout" svg:width="2.54cm" svg:height="2.54cm" svg:x="6.032cm" svg:y="10.338cm">
          <draw:image xlink:href="Pictures/10000000000000AD000000A67BCA97FC.png" xlink:type="simple" xlink:show="embed" xlink:actuate="onLoad">
            <text:p text:style-name="P2"/>
          </draw:image>
        </draw:frame>
        <draw:frame draw:style-name="gr11" draw:text-style-name="P1" draw:id="id7" draw:layer="layout" svg:width="2.54cm" svg:height="2.54cm" svg:x="11.112cm" svg:y="10.338cm">
          <draw:image xlink:href="Pictures/10000000000000AD000000A62C073200.png" xlink:type="simple" xlink:show="embed" xlink:actuate="onLoad">
            <text:p text:style-name="P2"/>
          </draw:image>
        </draw:frame>
        <draw:frame draw:style-name="gr7" draw:layer="layout" svg:width="11.67cm" svg:height="0.963cm" svg:x="8.89cm" svg:y="12.878cm">
          <draw:text-box>
            <text:p text:style-name="P2">Compositing network (e.g. Binary swap)</text:p>
          </draw:text-box>
        </draw:frame>
        <draw:frame draw:style-name="gr11" draw:text-style-name="P1" draw:layer="layout" svg:width="2.539cm" svg:height="2.54cm" svg:x="1.588cm" svg:y="10.02cm">
          <draw:image xlink:href="Pictures/100000000000012C00000129D46BFDC8.png" xlink:type="simple" xlink:show="embed" xlink:actuate="onLoad">
            <text:p text:style-name="P2"/>
          </draw:image>
        </draw:frame>
        <draw:frame draw:style-name="gr7" draw:text-style-name="P10" draw:layer="layout" svg:width="3.969cm" svg:height="0.806cm" draw:transform="rotate (1.5707963267946) translate (16.827cm 9.703cm)">
          <draw:text-box>
            <text:p text:style-name="P9"><text:span text:style-name="T4">rendered image</text:span></text:p>
          </draw:text-box>
        </draw:frame>
        <draw:frame draw:style-name="gr7" draw:text-style-name="P10" draw:layer="layout" svg:width="3.969cm" svg:height="0.806cm" draw:transform="rotate (1.5707963267946) translate (21.907cm 9.703cm)">
          <draw:text-box>
            <text:p text:style-name="P9"><text:span text:style-name="T4">rendered image</text:span></text:p>
          </draw:text-box>
        </draw:frame>
        <draw:frame draw:style-name="gr7" draw:text-style-name="P10" draw:layer="layout" svg:width="3.969cm" svg:height="0.806cm" draw:transform="rotate (1.5707963267946) translate (11.747cm 9.703cm)">
          <draw:text-box>
            <text:p text:style-name="P9"><text:span text:style-name="T4">rendered image</text:span></text:p>
          </draw:text-box>
        </draw:frame>
        <draw:frame draw:style-name="gr7" draw:text-style-name="P10" draw:layer="layout" svg:width="3.969cm" svg:height="0.806cm" draw:transform="rotate (1.5707963267946) translate (6.657cm 9.782cm)">
          <draw:text-box>
            <text:p text:style-name="P9"><text:span text:style-name="T4">rendered im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R C</meta:initial-creator>
    <meta:creation-date>2006-01-24T14:26:32</meta:creation-date>
    <dc:date>2006-01-25T13:11:24</dc:date>
    <dc:language>en-US</dc:language>
    <meta:editing-cycles>6</meta:editing-cycles>
    <meta:editing-duration>PT2H7M34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